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language="en" fo:country="GB" style:text-underline-style="solid" style:text-underline-width="auto" style:text-underline-color="font-color" officeooo:rsid="00200fc2" officeooo:paragraph-rsid="00200fc2"/>
    </style:style>
    <style:style style:name="P2" style:family="paragraph" style:parent-style-name="Preformatted_20_Text">
      <style:text-properties fo:language="en" fo:country="GB" style:text-underline-style="solid" style:text-underline-width="auto" style:text-underline-color="font-color" officeooo:rsid="00200fc2" officeooo:paragraph-rsid="0037cdd9"/>
    </style:style>
    <style:style style:name="P3" style:family="paragraph" style:parent-style-name="Preformatted_20_Text">
      <style:text-properties fo:language="en" fo:country="GB" officeooo:rsid="001d6152" officeooo:paragraph-rsid="001d6152"/>
    </style:style>
    <style:style style:name="P4" style:family="paragraph" style:parent-style-name="Preformatted_20_Text">
      <style:paragraph-properties>
        <style:tab-stops/>
      </style:paragraph-properties>
      <style:text-properties fo:language="en" fo:country="GB" officeooo:rsid="001d6152" officeooo:paragraph-rsid="001d6152"/>
    </style:style>
    <style:style style:name="P5" style:family="paragraph" style:parent-style-name="Preformatted_20_Text">
      <style:paragraph-properties>
        <style:tab-stops>
          <style:tab-stop style:position="1.3091in"/>
        </style:tab-stops>
      </style:paragraph-properties>
      <style:text-properties fo:language="en" fo:country="GB" officeooo:rsid="001d6152" officeooo:paragraph-rsid="001d6152"/>
    </style:style>
    <style:style style:name="P6" style:family="paragraph" style:parent-style-name="Preformatted_20_Text">
      <style:paragraph-properties>
        <style:tab-stops>
          <style:tab-stop style:position="0.5047in"/>
          <style:tab-stop style:position="2in"/>
        </style:tab-stops>
      </style:paragraph-properties>
      <style:text-properties fo:language="en" fo:country="GB" officeooo:rsid="001d6152" officeooo:paragraph-rsid="001d6152"/>
    </style:style>
    <style:style style:name="P7" style:family="paragraph" style:parent-style-name="Preformatted_20_Text">
      <style:text-properties fo:language="en" fo:country="GB" officeooo:rsid="001d6152" officeooo:paragraph-rsid="00200fc2"/>
    </style:style>
    <style:style style:name="P8" style:family="paragraph" style:parent-style-name="Preformatted_20_Text">
      <style:text-properties fo:language="en" fo:country="GB" fo:font-weight="bold" officeooo:rsid="001d6152" officeooo:paragraph-rsid="001d6152" style:font-weight-asian="bold" style:font-weight-complex="bold"/>
    </style:style>
    <style:style style:name="P9" style:family="paragraph" style:parent-style-name="Preformatted_20_Text">
      <style:text-properties fo:language="en" fo:country="GB" style:text-underline-style="none" officeooo:rsid="0037cdd9" officeooo:paragraph-rsid="0037cdd9"/>
    </style:style>
    <style:style style:name="P10" style:family="paragraph" style:parent-style-name="Preformatted_20_Text">
      <style:text-properties fo:language="en" fo:country="GB" style:text-underline-style="none" officeooo:rsid="003cb459" officeooo:paragraph-rsid="003cb459"/>
    </style:style>
    <style:style style:name="P11" style:family="paragraph" style:parent-style-name="Preformatted_20_Text">
      <style:paragraph-properties>
        <style:tab-stops>
          <style:tab-stop style:position="1.3091in"/>
        </style:tab-stops>
      </style:paragraph-properties>
      <style:text-properties fo:language="en" fo:country="GB" officeooo:rsid="003a2ee1" officeooo:paragraph-rsid="003a2ee1"/>
    </style:style>
    <style:style style:name="P12" style:family="paragraph" style:parent-style-name="Preformatted_20_Text">
      <style:text-properties fo:font-weight="bold" style:font-weight-asian="bold" style:font-weight-complex="bold"/>
    </style:style>
    <style:style style:name="P13" style:family="paragraph" style:parent-style-name="Preformatted_20_Text">
      <style:text-properties officeooo:paragraph-rsid="0038d6e6"/>
    </style:style>
    <style:style style:name="P14" style:family="paragraph" style:parent-style-name="Preformatted_20_Text">
      <style:text-properties style:text-underline-style="solid" style:text-underline-width="auto" style:text-underline-color="font-color" fo:font-weight="bold" style:font-weight-asian="bold" style:font-weight-complex="bold"/>
    </style:style>
    <style:style style:name="P15" style:family="paragraph" style:parent-style-name="normal">
      <style:text-properties style:text-underline-style="solid" style:text-underline-width="auto" style:text-underline-color="font-color"/>
    </style:style>
    <style:style style:name="P16" style:family="paragraph" style:parent-style-name="Preformatted_20_Text">
      <style:paragraph-properties>
        <style:tab-stops>
          <style:tab-stop style:position="1.3091in"/>
        </style:tab-stops>
      </style:paragraph-properties>
      <style:text-properties fo:language="en" fo:country="GB" officeooo:rsid="003a2ee1" officeooo:paragraph-rsid="003a2ee1"/>
    </style:style>
    <style:style style:name="P17" style:family="paragraph" style:parent-style-name="Preformatted_20_Text">
      <style:paragraph-properties>
        <style:tab-stops>
          <style:tab-stop style:position="1.3091in"/>
        </style:tab-stops>
      </style:paragraph-properties>
      <style:text-properties fo:language="en" fo:country="GB" officeooo:rsid="0041d057" officeooo:paragraph-rsid="0041d057"/>
    </style:style>
    <style:style style:name="P18" style:family="paragraph" style:parent-style-name="Preformatted_20_Text">
      <style:paragraph-properties>
        <style:tab-stops>
          <style:tab-stop style:position="1.3091in"/>
        </style:tab-stops>
      </style:paragraph-properties>
      <style:text-properties fo:language="en" fo:country="GB" officeooo:rsid="00433a76" officeooo:paragraph-rsid="00433a76"/>
    </style:style>
    <style:style style:name="T1" style:family="text">
      <style:text-properties officeooo:rsid="00200fc2"/>
    </style:style>
    <style:style style:name="T2" style:family="text">
      <style:text-properties fo:font-style="italic" style:font-style-asian="italic" style:font-style-complex="italic"/>
    </style:style>
    <style:style style:name="T3" style:family="text">
      <style:text-properties fo:font-style="italic" officeooo:rsid="00433a76"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21a5bc"/>
    </style:style>
    <style:style style:name="T6" style:family="text">
      <style:text-properties officeooo:rsid="00290013"/>
    </style:style>
    <style:style style:name="T7" style:family="text">
      <style:text-properties officeooo:rsid="0037cdd9"/>
    </style:style>
    <style:style style:name="T8" style:family="text">
      <style:text-properties officeooo:rsid="0038d6e6"/>
    </style:style>
    <style:style style:name="T9" style:family="text">
      <style:text-properties fo:font-weight="bold" style:font-weight-asian="bold" style:font-weight-complex="bold"/>
    </style:style>
    <style:style style:name="T10" style:family="text">
      <style:text-properties fo:font-weight="bold" officeooo:rsid="0038d6e6" style:font-weight-asian="bold" style:font-weight-complex="bold"/>
    </style:style>
    <style:style style:name="T11" style:family="text">
      <style:text-properties officeooo:rsid="003c216a"/>
    </style:style>
    <style:style style:name="T12" style:family="text">
      <style:text-properties fo:font-style="normal" fo:font-weight="normal" officeooo:rsid="003f63b3" style:font-style-asian="normal" style:font-weight-asian="normal" style:font-style-complex="normal" style:font-weight-complex="normal"/>
    </style:style>
    <style:style style:name="T13" style:family="text">
      <style:text-properties officeooo:rsid="0040e6ec"/>
    </style:style>
    <style:style style:name="T14" style:family="text">
      <style:text-properties officeooo:rsid="00433a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USING hp3478ext AS UNIVERAL USB-UART-GPIB ADAPTER</text:p>
      <text:p text:style-name="normal"/>
      <text:p text:style-name="P12">GPIB DEBUGGER</text:p>
      <text:p text:style-name="P12"/>
      <text:p text:style-name="normal">hp3478ext implements basic line editor and command history. While entering GPIB commands interactively doesn't seem to be practical for everyday use, it's quite useful for checking individual commands and learning how particular device behaves.</text:p>
      <text:p text:style-name="normal">Line editor keys:</text:p>
      <text:p text:style-name="Preformatted_20_Text"><text:span text:style-name="T10">ENTER</text:span><text:span text:style-name="T8"> (</text:span>\r<text:span text:style-name="T8">)</text:span> <text:s text:c="4"/>execute command</text:p>
      <text:p text:style-name="Preformatted_20_Text"><text:span text:style-name="T10">UP</text:span><text:span text:style-name="T8"> (</text:span>\x27[A<text:span text:style-name="T8">)</text:span> <text:s text:c="3"/>previous command in history list</text:p>
      <text:p text:style-name="Preformatted_20_Text"><text:span text:style-name="T10">DOWN</text:span><text:span text:style-name="T8"> (</text:span>\x27[B<text:span text:style-name="T8">) <text:s/></text:span>next command in history list</text:p>
      <text:p text:style-name="Preformatted_20_Text"><text:span text:style-name="T10">LEFT</text:span><text:span text:style-name="T8"> (</text:span>\x27[D<text:span text:style-name="T8">) </text:span><text:s/>move cursor left</text:p>
      <text:p text:style-name="Preformatted_20_Text"><text:span text:style-name="T10">RIGHT</text:span><text:span text:style-name="T8"> (</text:span>\x27[C<text:span text:style-name="T8">)</text:span> move cursor right</text:p>
      <text:p text:style-name="P13"><text:span text:style-name="T10">BACKSPACE</text:span><text:span text:style-name="T8"> (</text:span>\b<text:span text:style-name="T8">)</text:span>,</text:p>
      <text:p text:style-name="P13"><text:span text:style-name="T10">DELETE</text:span><text:span text:style-name="T8"> (</text:span>\x7f<text:span text:style-name="T8">)</text:span> <text:s/>delete character before the cursor</text:p>
      <text:p text:style-name="normal">When used from software, interactive mode should be turned off with <text:span text:style-name="T4">O1 </text:span><text:span text:style-name="T12">or</text:span> <text:span text:style-name="T2">OI0</text:span> commands.</text:p>
      <text:p text:style-name="normal"/>
      <text:p text:style-name="P12">COMMAND REFERENCE</text:p>
      <text:p text:style-name="P12"/>
      <text:p text:style-name="P15"><text:span text:style-name="T9">D</text:span>: transmit or receive ASCII data (ATN off)</text:p>
      <text:p text:style-name="normal">Command receives data if the adapter is in LISTEN state. End of transmission is <text:span text:style-name="T5">determined</text:span> by receive end sequence (OR command). Absence of data (timeout) is presented with an empty string.</text:p>
      <text:p text:style-name="normal">Command transmits data if the adapter is not in LISTEN state. Payload immediately follows the command character. Depending on the OT (transmit end sequence) setting, transfer is terminated with EOI, \r or \n.</text:p>
      <text:p text:style-name="normal">Response:</text:p>
      <text:p text:style-name="Preformatted_20_Text"><text:s text:c="4"/>OK\r\n <text:s text:c="12"/>transmission complete</text:p>
      <text:p text:style-name="Preformatted_20_Text"><text:s text:c="4"/>TIMEOUT &lt;len&gt;\r\n <text:s/>time out waiting for device while transmitting</text:p>
      <text:p text:style-name="Preformatted_20_Text"><text:s text:c="23"/>&lt;len&gt; is number of bytes actually transmitted</text:p>
      <text:p text:style-name="Preformatted_20_Text"><text:s text:c="4"/>\r\n <text:s text:c="14"/>time out waiting for device while receiving</text:p>
      <text:p text:style-name="Preformatted_20_Text"><text:s text:c="4"/>&lt;payload&gt; <text:s text:c="9"/>data received from the device</text:p>
      <text:p text:style-name="Preformatted_20_Text"/>
      <text:p text:style-name="Preformatted_20_Text"/>
      <text:p text:style-name="P15"><text:span text:style-name="T9">C</text:span>: transmit ASCII command (ATN on)</text:p>
      <text:p text:style-name="normal">Command transmits ASCII bytes with ATN signal turned on. Transferred data is analysed to set the bus state as follows:</text:p>
      <text:p text:style-name="normal">- GPIB adapter will enter LISTEN state if it's listen address (+32) is in the command string.</text:p>
      <text:p text:style-name="normal">- GPIB adapter will exit LISTEN state if it's talk address (+64) or unlisten command (?) is in the string.</text:p>
      <text:p text:style-name="normal">Response:</text:p>
      <text:p text:style-name="P4"><text:s text:c="4"/>OK\r\n <text:s text:c="12"/>transfer complete</text:p>
      <text:p text:style-name="P4"><text:s text:c="4"/>TIMEOUT &lt;len&gt;\r\n <text:s/><text:span text:style-name="T6">t</text:span>ime out waiting for device</text:p>
      <text:p text:style-name="P4"><text:s text:c="23"/>&lt;len&gt; is number of bytes actually transmitted</text:p>
      <text:p text:style-name="P4"/>
      <text:p text:style-name="P3"/>
      <text:p text:style-name="P15"><text:span text:style-name="T9">R</text:span>, <text:span text:style-name="T9">L</text:span>: control REN signal</text:p>
      <text:p text:style-name="normal">R turns REN on, L turns REN off.</text:p>
      <text:p text:style-name="normal">Response:</text:p>
      <text:p text:style-name="P3"><text:tab/>OK\r\n</text:p>
      <text:p text:style-name="P3"/>
      <text:p text:style-name="P3"/>
      <text:p text:style-name="P15"><text:span text:style-name="T9">I</text:span>: clear interface</text:p>
      <text:p text:style-name="normal">Turns IFC signal on for 1ms. GPIB adapter will exit LISTEN state.</text:p>
      <text:p text:style-name="normal">Response:</text:p>
      <text:p text:style-name="P3"><text:tab/>OK\r\n</text:p>
      <text:p text:style-name="P3"/>
      <text:p text:style-name="P3"><text:soft-page-break/></text:p>
      <text:p text:style-name="P15"><text:span text:style-name="T9">S</text:span>: get status</text:p>
      <text:p text:style-name="normal">Returns state of SRQ and REN lines as two ASCII characters 0 or 1. The third character is the GPIB adapter state: 0 = TALK, 1 = LISTEN. In contrast to LISTEN, in TALK state it actually doesn't verify whether its TALK address was sent or not.</text:p>
      <text:p text:style-name="P3">Response:</text:p>
      <text:p text:style-name="P3"><text:tab/>000\r\n<text:tab/><text:tab/>three characters, see above</text:p>
      <text:p text:style-name="P3"/>
      <text:p text:style-name="P3"/>
      <text:p text:style-name="P15"><text:span text:style-name="T9">P</text:span>: enter "plotter" mode</text:p>
      <text:p text:style-name="normal">In plotter mode GPIB adapter <text:span text:style-name="T5">continuously</text:span> attempts to read data from the bus. <text:span text:style-name="T13">Send</text:span> <text:span text:style-name="T13">ESCAPE (</text:span>\x27<text:span text:style-name="T13">)</text:span> to exit plotter mode.</text:p>
      <text:p text:style-name="normal">Response:</text:p>
      <text:p text:style-name="P3"><text:s text:c="4"/>&lt;data&gt;</text:p>
      <text:p text:style-name="P3"/>
      <text:p text:style-name="P3"/>
      <text:p text:style-name="P15"><text:span text:style-name="T9">O</text:span>: option setting</text:p>
      <text:p text:style-name="P5">O&lt;opt&gt;&lt;val&gt; <text:s text:c="4"/>set option &lt;opt&gt; to decimal &lt;val&gt;</text:p>
      <text:p text:style-name="P5">O&lt;opt&gt; <text:s text:c="9"/>request option value</text:p>
      <text:p text:style-name="P5">O? <text:s text:c="13"/>list ava<text:span text:style-name="T5">i</text:span>lable options</text:p>
      <text:p text:style-name="P5">O&lt;opt&gt;&lt;val&gt;w <text:s text:c="3"/>set option &lt;opt&gt; to &lt;val&gt; and remember it in EEPROM</text:p>
      <text:p text:style-name="P5">O0 <text:s text:c="13"/>set defaults for interactive operation</text:p>
      <text:p text:style-name="P5">O1 <text:s text:c="13"/>set defaults for non interactive operation</text:p>
      <text:p text:style-name="P5"/>
      <text:p text:style-name="normal">Available options (&lt;opt&gt;):</text:p>
      <text:p text:style-name="P11">X <text:s text:c="3"/>1 = enable HP3487A extension mode, this mode conflicts with GPIB commands</text:p>
      <text:p text:style-name="P11"><text:s text:c="5"/>described in this document.</text:p>
      <text:p text:style-name="P11"><text:s text:c="5"/>0 = GPIB adapter mode, disables HP3487A extension.</text:p>
      <text:p text:style-name="P11">R <text:s text:c="3"/>Receive end sequence specifies when THD, TUD and D commands would stop.</text:p>
      <text:p text:style-name="P11"><text:s text:c="5"/>1 = CR, 2 = LF, 4 = EOI Those bits may be ORed together, then on any of</text:p>
      <text:p text:style-name="P11"><text:s text:c="5"/>specified conditions will stop the transfer.</text:p>
      <text:p text:style-name="P11">T <text:s text:c="3"/>Transmit end sequence specifies what to send after the data supplied</text:p>
      <text:p text:style-name="P11"><text:s text:c="5"/>with D command. <text:span text:style-name="T11">It accepts the same values as R option. For example,</text:span></text:p>
      <text:p text:style-name="P11"><text:s text:c="5"/><text:span text:style-name="T11">7 means to send CR followed by LF with EOI.</text:span></text:p>
      <text:p text:style-name="P17">I <text:s text:c="3"/>0 = disable interactive mode. Turns off line editor and echoing of commands,</text:p>
      <text:p text:style-name="P17"><text:s text:c="5"/>disables &lt;GPIB&gt; prompt.</text:p>
      <text:p text:style-name="P17"><text:s text:c="5"/>1 = enable interactive mode.</text:p>
      <text:p text:style-name="P17">C <text:s text:c="3"/>Controller GPIB address. This address is recognised in GPIB commands so</text:p>
      <text:p text:style-name="P17"><text:s text:c="5"/>the adapter knows it's in LISTEN state.</text:p>
      <text:p text:style-name="P17">D <text:s text:c="3"/>Device GPIB address. The address of HP3478A, this is only used in HP3478 </text:p>
      <text:p text:style-name="P17"><text:s text:c="5"/>extension mode. But if this address is set to 31, the adapter will enter</text:p>
      <text:p text:style-name="P17"><text:s text:c="5"/>“<text:span text:style-name="T14">plotter”</text:span> mode upon start up <text:span text:style-name="T14">(as if </text:span><text:span text:style-name="T3">P</text:span><text:span text:style-name="T14"> command was entered)</text:span>.</text:p>
      <text:p text:style-name="P18">B <text:s text:c="3"/>Baud rate. 0 = 115200, 2 = 500K, 3 = 1M, 4 = 2M. Note that it depends</text:p>
      <text:p text:style-name="P18"><text:s text:c="5"/>on the USB-UART chip used, whether the setting would work.</text:p>
      <text:p text:style-name="P11"/>
      <text:p text:style-name="P5"/>
      <text:p text:style-name="normal">Response:</text:p>
      <text:p text:style-name="P6"><text:tab/>&lt;opt_help&gt;<text:tab/>text for <text:s/>O?</text:p>
      <text:p text:style-name="P6"><text:tab/>&lt;val&gt;\r\n<text:tab/>option value in decimal</text:p>
      <text:p text:style-name="P6"><text:tab/>OK<text:tab/>option is set</text:p>
      <text:p text:style-name="P6"><text:tab/>ERROR\r\n<text:tab/>incorrect command syntax or value</text:p>
      <text:p text:style-name="P6"><text:tab/>WRONG OPTION\r\n<text:tab/>unknown option</text:p>
      <text:p text:style-name="P6"/>
      <text:p text:style-name="P3"/>
      <text:p text:style-name="P15"><text:span text:style-name="T9">?</text:span>: quick help</text:p>
      <text:p text:style-name="normal">Prints command summary.</text:p>
      <text:p text:style-name="P3"/>
      <text:p text:style-name="P3"/>
      <text:p text:style-name="P15"><text:span text:style-name="T9">H</text:span>: command list</text:p>
      <text:p text:style-name="normal"><text:soft-page-break/>Prints command history.</text:p>
      <text:p text:style-name="P3"/>
      <text:p text:style-name="P3"/>
      <text:p text:style-name="P15"><text:span text:style-name="T9">T</text:span>: binary and hex transfer commands</text:p>
      <text:p text:style-name="P3">THC <text:s text:c="5"/>transmit hex command</text:p>
      <text:p text:style-name="P3">TBD <text:s text:c="5"/>transmit binary data</text:p>
      <text:p text:style-name="P3">TBD&lt;len&gt; receive binary data</text:p>
      <text:p text:style-name="P3">THD <text:s text:c="5"/>transmit hex data</text:p>
      <text:p text:style-name="P3">THD&lt;len&gt; receive hex data</text:p>
      <text:p text:style-name="P3"/>
      <text:p text:style-name="normal">Data transmit or receive operation is determined by the LISTEN state of the adapter. I.e. T is interpreted as receive, if adapter is addressed as listener. THC always transmits. &lt;len&gt; is optional. It is one byte hex value and specifies maximum number of characters to receive.</text:p>
      <text:p text:style-name="normal"><text:span text:style-name="T2">HEX data</text:span> is an arbitrary length hex string terminated with an optional ; and \r\n The line is terminated with EOI by default , so ; means that there is no EOI. When transmitting, whole command buffer is limited by 64 bytes. The maximum payload size is (64 - sizeof("THD") - sizeof("\r")) = 30 bytes. There's no limit on the received hex string length.</text:p>
      <text:p text:style-name="normal"><text:span text:style-name="T2">Binary data</text:span> consists of blocks prefixed with one-byte length. Block length is up to 127 bytes. High order bit of length byte represen<text:span text:style-name="T5">t</text:span>s EOI at the end of the block. Transfer is terminated with 0 byte (i.e. length = 0).</text:p>
      <text:p text:style-name="normal">Response:</text:p>
      <text:p text:style-name="P3"><text:s text:c="3"/>ERROR\r\n <text:s text:c="8"/>wrong command syntax</text:p>
      <text:p text:style-name="P7"><text:s text:c="3"/>TIMEOUT &lt;len&gt;\r\n time out while transmitting </text:p>
      <text:p text:style-name="P7"><text:s text:c="21"/>(&lt;len&gt; = number of bytes sent in decimal)</text:p>
      <text:p text:style-name="P3"><text:s text:c="3"/>OK\r\n <text:s text:c="11"/>send complete for TH commands</text:p>
      <text:p text:style-name="P3"><text:s text:c="3"/>;\r\n <text:s text:c="12"/>time out receiving data for THD command </text:p>
      <text:p text:style-name="P3"><text:s text:c="3"/>&lt;payload&gt; <text:s text:c="8"/>binary or hex payload (see below)</text:p>
      <text:p text:style-name="P3"><text:s text:c="3"/>&lt;txlen&gt; <text:s text:c="10"/>status byte = number of bytes transmitted for each block (see example below)</text:p>
      <text:p text:style-name="P3"/>
      <text:p text:style-name="P3"/>
      <text:p text:style-name="P8">EXAMPLES</text:p>
      <text:p text:style-name="P3"/>
      <text:p text:style-name="normal"><text:span text:style-name="T1">In all examples below </text:span>"=&gt; " stands for request, "&lt;= " stands for respon<text:span text:style-name="T5">s</text:span>e. \-escaped characters are non-printable characters in C notation. <text:span text:style-name="T7">If the example demonstrates use of interactive mode, dialogue is presented as it is seen on the terminal, no special characters are shown.</text:span></text:p>
      <text:p text:style-name="P1"/>
      <text:p text:style-name="P15">Example 1: data formats</text:p>
      <text:p text:style-name="normal">Following example explains how to send EOI-terminated "HELLO WORLD\n" string in various formats. </text:p>
      <text:p text:style-name="P3"/>
      <text:p text:style-name="normal">Hex transmission:</text:p>
      <text:p text:style-name="P3">=&gt; THD48454c4c4f20;\r</text:p>
      <text:p text:style-name="P3">&lt;= OK\r\n</text:p>
      <text:p text:style-name="P3">=&gt; THD574f524c44210a\r</text:p>
      <text:p text:style-name="P3">&lt;= OK\r\n</text:p>
      <text:p text:style-name="P3"/>
      <text:p text:style-name="normal">Binary transmission:</text:p>
      <text:p text:style-name="P3">=&gt; TBD\r\x06HELLO \x87WORLD!\n</text:p>
      <text:p text:style-name="P3">&lt;= \x06\x07</text:p>
      <text:p text:style-name="P3"/>
      <text:p text:style-name="normal">ASCII transmission:</text:p>
      <text:p text:style-name="P3">=&gt; OT6\r\n</text:p>
      <text:p text:style-name="P3">&lt;= OK\r\n</text:p>
      <text:p text:style-name="P3">=&gt; DHELLO WORLD!</text:p>
      <text:p text:style-name="P3">&lt;= OK\r\n</text:p>
      <text:p text:style-name="P3"><text:soft-page-break/></text:p>
      <text:p text:style-name="P3"/>
      <text:p text:style-name="P15">Example <text:span text:style-name="T7">2</text:span>: <text:span text:style-name="T7">getting reading from HP3478A</text:span></text:p>
      <text:p text:style-name="normal">Following assumes default controller address 21 and multimeter address 23.</text:p>
      <text:p text:style-name="P2"/>
      <text:p text:style-name="P9">&lt;GPIB&gt; CW5</text:p>
      <text:p text:style-name="P9">OK</text:p>
      <text:p text:style-name="P9">&lt;GPIB&gt; D</text:p>
      <text:p text:style-name="P9">+1.87978E+0</text:p>
      <text:p text:style-name="P9">&lt;GPIB&gt;</text:p>
      <text:p text:style-name="P9"/>
      <text:p text:style-name="P9"/>
      <text:p text:style-name="P15">Example 3: serial poll - reading status byte</text:p>
      <text:p text:style-name="P10">&lt;GPIB&gt; THC183557</text:p>
      <text:p text:style-name="P10">OK</text:p>
      <text:p text:style-name="P10">&lt;GPIB&gt; THD1</text:p>
      <text:p text:style-name="P10">01;</text:p>
      <text:p text:style-name="P10">&lt;GPIB&gt; THC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ent-style-name="Text_20_body">
      <style:paragraph-properties fo:margin-top="0in" fo:margin-bottom="0in" loext:contextual-spacing="false" fo:line-height="100%" style:writing-mode="page"/>
      <style:text-properties style:font-name="Liberation Mono1" fo:font-family="'Liberation Mono'" style:font-pitch="fixed" fo:font-size="10pt" style:font-size-asian="10pt"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17T18:52:48.980478010</dc:date>
    <meta:editing-duration>PT2H37M25S</meta:editing-duration>
    <meta:editing-cycles>30</meta:editing-cycles>
    <meta:generator>LibreOffice/5.2.7.2$Linux_X86_64 LibreOffice_project/20m0$Build-2</meta:generator>
    <meta:document-statistic meta:table-count="0" meta:image-count="0" meta:object-count="0" meta:page-count="4" meta:paragraph-count="130" meta:word-count="1048" meta:character-count="6614" meta:non-whitespace-character-count="5310"/>
  </office:meta>
</office:document-meta>
</file>